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1df4"/>
    </style:style>
    <style:style style:name="T1" style:family="text">
      <style:text-properties officeooo:rsid="001d1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0<text:span text:style-name="T1">5</text:span> : « Gérer un <text:span text:style-name="T1">chapitre</text:span> »</text:p>
      <text:p text:style-name="P1">Date de Création : <text:span text:style-name="T1">17</text:span>/1<text:span text:style-name="T1">0</text:span>/16</text:p>
      <text:p text:style-name="P1">Responsable : <text:s/>Adrien MISS<text:line-break/>Description : Création, modification et suppression d’un <text:span text:style-name="T1">chapitre</text:span></text:p>
      <text:p text:style-name="P1"/>
      <text:p text:style-name="P1">Acteur : Enseignant</text:p>
      <text:p text:style-name="P1">Précondition : l’enseignant doit être authentifier pour pouvoir avoir accès à cette option</text:p>
      <text:p text:style-name="P1"/>
      <text:p text:style-name="P1">Séquencement nominal:</text:p>
      <text:p text:style-name="P1"/>
      <text:p text:style-name="P1">1- Le système affiche 3 boutons, créer un <text:span text:style-name="T1">chapitre</text:span>, modifier un <text:span text:style-name="T1">chapitre</text:span>, supprimer un <text:span text:style-name="T1">chapitre</text:span></text:p>
      <text:p text:style-name="P1">2-L’enseignant choisie créer un <text:span text:style-name="T1">chapitre</text:span></text:p>
      <text:p text:style-name="P1">3-Le système affiche une rubrique demandant le nom de cet <text:span text:style-name="T1">nouveau chapitre</text:span></text:p>
      <text:p text:style-name="P1">4-L’enseignant choisit la rubrique et clique sur valider</text:p>
      <text:p text:style-name="P1"/>
      <text:p text:style-name="P1"><text:span text:style-name="T1">Enchaînement</text:span> Alternatif :</text:p>
      <text:p text:style-name="P1"/>
      <text:p text:style-name="P1">A1 : en SN2</text:p>
      <text:p text:style-name="P1"><text:tab/>1- l’enseignant à choisie de modifier un <text:span text:style-name="T1">chapitre</text:span> existant</text:p>
      <text:p text:style-name="P1"><text:tab/>2- Le système affiche la liste des <text:span text:style-name="T1">chapitres</text:span></text:p>
      <text:p text:style-name="P1"><text:tab/>3- l’enseignant choisie, modifi<text:span text:style-name="T1">er</text:span> puis valide</text:p>
      <text:p text:style-name="P1"><text:tab/>4- retour en SN4</text:p>
      <text:p text:style-name="P1"/>
      <text:p text:style-name="P1">A2 : en SN2</text:p>
      <text:p text:style-name="P1"><text:tab/>1- l’enseignant à choisie de supprimer un <text:span text:style-name="T1">chapitre</text:span> existant</text:p>
      <text:p text:style-name="P1"><text:tab/>2- Le système propose une liste d<text:span text:style-name="T1">e chapitres</text:span> à supprimer</text:p>
      <text:p text:style-name="P1"><text:tab/>3- l’enseignant choisi puis valide</text:p>
      <text:p text:style-name="P1"><text:tab/>4- retour en SN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S </meta:initial-creator>
    <meta:creation-date>2016-10-17T15:07:23.389657134</meta:creation-date>
    <dc:date>2016-10-17T15:09:55.108777983</dc:date>
    <dc:creator>MISS </dc:creator>
    <meta:editing-duration>PT2M31S</meta:editing-duration>
    <meta:editing-cycles>1</meta:editing-cycles>
    <meta:document-statistic meta:table-count="0" meta:image-count="0" meta:object-count="0" meta:page-count="1" meta:paragraph-count="21" meta:word-count="148" meta:character-count="925" meta:non-whitespace-character-count="789"/>
    <meta:generator>LibreOffice/4.3.3.2$Linux_X86_64 LibreOffice_project/430m0$Build-2</meta:generator>
  </office:meta>
</office:document-meta>
</file>